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fo:color="#ce181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https://rockingsoccer.com/lv/futbols/help/home/category-9/article-11" text:style-name="Internet_20_link" text:visited-style-name="Visited_20_Internet_20_Link">https://rockingsoccer.com/lv/futbols/help/home/category-9/article-11</text:a></text:h>
      <text:h text:style-name="P2" text:outline-level="1">Transfēri: Solīšanas mehānisms</text:h>
      <text:p text:style-name="P1">Kad spēlētājs tiek izlikts transfēru tirgū, visas komandas, 24 stundu periodā, var solīt par šo spēlētāju. Jūsu solītā summa nav redzama citiem, tikai komandām, kuras arī ir solījušas un spēlētāja komandas menedžerim.</text:p>
      <text:p text:style-name="P1">Katra solīšanas reize izmaksā 1 žetonu, <text:span text:style-name="T1"><office:annotation office:name="__Annotation__0_3982259679"><dc:creator>Unknown Author</dc:creator><dc:date>2018-11-09T09:15:41.820000000</dc:date><text:p text:style-name="P4"><text:span text:style-name="T2">t</text:span><text:span text:style-name="T3">ā</text:span><text:span text:style-name="T2">pēc</text:span></text:p></office:annotation></text:span><text:span text:style-name="T1">tapēc</text:span><office:annotation-end office:name="__Annotation__0_3982259679"/> izvērtējat rūpīgi, kurus spēlētājus vēlaties pirkt.</text:p>
      <text:h text:style-name="P3" text:outline-level="3">Uzvarēt solīšanu</text:h>
      <text:p text:style-name="P1">Kad paiet solīšanas periods, visas likmes virs prasītās summas tiek izvērtētas. Ne tikai augstākā likme. Augstākajai likmei, protams, ir lielāks iespējas uzvarēt, bet arī pašam spēlētājam ir ietekme pārejas procesā. Izredzes uzvarēt palielinās, ja jūsu komandā jau ir spēlētāji no tās pašas valsts vai runā vienā valodā.</text:p>
      <text:p text:style-name="P1">Varat aplūkot savas iespējas uzvarēt solīšanas lapā. Ir iespējams, ka visas likmes kopā nedos 100% iespēju pārejai, jo spēlētājs var arī izvēlēties palikt savā klubā. Šajā gadījumā transfērs tiek atcelts.</text:p>
      <text:h text:style-name="P3" text:outline-level="3">Solīšanas kārtas</text:h>
      <text:p text:style-name="P1">Ja 5 vai vairāk komandas ir izdarījušas likmi, tad prasītā cena automātiski palielinās par 25%. Kad kāds izdara likmi jaunajai prasītajai cenai, tad 24 stundu termiņš atjaunojas. Visas iepriekšējās likmes vairs nav spēkā.</text:p>
      <text:p text:style-name="P1">Sākot ar ceturto solīšanas kārtu nepieciešamo likmju skaits lai transfēram sāktos nākamā kārta dubultojas. 4. kārtā ir nepieciešamas 10 likmes, 5. 20 utt. Solīšanas kārtu skaits nav ierobežots</text:p>
      <text:h text:style-name="P3" text:outline-level="3">Likmes zem prasītās cenas</text:h>
      <text:p text:style-name="P1">Kamēr nav izdarītas likmes, kuras pārsniedz vai atbilst prasītajai cenai, ir iespējams veikt likmi zem prasītās cenas. Ja 24 stundu periodā netiks veikta neviena likme, kura atbilst prasītajai summai, tad lielākā likme zem prasītās cenas būs uzvarējusi. Menedžerim, kurš pārdod spēlētāju tiks dotas 24 stundas, lai izvērtētu pieņemt šo likmi vai nē.</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9:13:23.831000000</meta:creation-date>
    <dc:date>2018-11-09T09:41:42.546000000</dc:date>
    <meta:editing-duration>PT18M8S</meta:editing-duration>
    <meta:editing-cycles>1</meta:editing-cycles>
    <meta:document-statistic meta:table-count="0" meta:image-count="0" meta:object-count="0" meta:page-count="1" meta:paragraph-count="12" meta:word-count="247" meta:character-count="1755" meta:non-whitespace-character-count="1520"/>
    <meta:generator>LibreOffice/6.1.3.2$Windows_X86_64 LibreOffice_project/86daf60bf00efa86ad547e59e09d6bb77c699acb</meta:generator>
  </office:meta>
</office:document-meta>
</file>